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38cm" svg:height="3.429cm" svg:x="6.777cm" svg:y="2.397cm">
          <text:p text:style-name="P1">Segmentation for <text:line-break/>, ; : ! . ?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937cm" svg:x="24.884cm" svg:y="4.683cm">
          <text:p text:style-name="P1">Featu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3.429cm" svg:x="13.116cm" svg:y="2.37cm">
          <text:p text:style-name="P1">n-gram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6.985cm" svg:x="18.042cm" svg:y="2.397cm">
          <text:p text:style-name="P1">Conversion</text:p>
          <text:p text:style-name="P1">To a</text:p>
          <text:p text:style-name="P1">Vectorized</text:p>
          <text:p text:style-name="P1">Dictionary</text:p>
          <text:p text:style-name="P1">(binary vector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175cm" svg:height="3.937cm" svg:x="1.516cm" svg:y="4.683cm"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176cm" svg:y1="4.048cm" svg:x2="13.192cm" svg:y2="4.048cm">
          <text:p/>
        </draw:line>
        <draw:line draw:style-name="gr2" draw:text-style-name="P1" draw:layer="layout" svg:x1="16.875cm" svg:y1="3.921cm" svg:x2="18.018cm" svg:y2="3.921cm">
          <text:p/>
        </draw:line>
        <draw:line draw:style-name="gr2" draw:text-style-name="P1" draw:layer="layout" svg:x1="4.683cm" svg:y1="7.223cm" svg:x2="18.018cm" svg:y2="7.223cm">
          <text:p/>
        </draw:line>
        <draw:line draw:style-name="gr2" draw:text-style-name="P1" draw:layer="layout" svg:x1="4.683cm" svg:y1="7.877cm" svg:x2="18.018cm" svg:y2="7.858cm">
          <text:p/>
        </draw:line>
        <draw:line draw:style-name="gr2" draw:text-style-name="P1" draw:layer="layout" svg:x1="22.971cm" svg:y1="6.588cm" svg:x2="24.876cm" svg:y2="6.588cm">
          <text:p/>
        </draw:line>
        <draw:connector draw:style-name="gr2" draw:text-style-name="P1" draw:layer="layout" svg:x1="4.691cm" svg:y1="6.651cm" svg:x2="6.777cm" svg:y2="4.111cm" draw:start-shape="id1" draw:end-shape="id2" draw:end-glue-point="3" svg:d="M4691 6651h1043v-2540h1043" svg:viewBox="0 0 2087 2541">
          <text:p/>
        </draw:connector>
        <draw:frame draw:style-name="gr3" draw:layer="layout" svg:width="2.369cm" svg:height="0.962cm" svg:x="9.807cm" svg:y="6.388cm">
          <draw:text-box>
            <text:p>Author</text:p>
          </draw:text-box>
        </draw:frame>
        <draw:frame draw:style-name="gr3" draw:layer="layout" svg:width="2.792cm" svg:height="0.962cm" svg:x="9.807cm" svg:y="7.912cm">
          <draw:text-box>
            <text:p>Hotel ID</text:p>
          </draw:text-box>
        </draw:frame>
        <draw:frame draw:style-name="gr3" draw:layer="layout" svg:width="2.72cm" svg:height="0.962cm" svg:x="4.092cm" svg:y="3.159cm">
          <draw:text-box>
            <text:p>Cont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21:30:45.851927448</meta:creation-date>
    <dc:date>2016-11-08T17:46:06.517916312</dc:date>
    <meta:editing-duration>PT2M57S</meta:editing-duration>
    <meta:editing-cycles>2</meta:editing-cycles>
    <meta:generator>LibreOffice/4.2.8.2$Linux_X86_64 LibreOffice_project/420m0$Build-2</meta:generator>
    <meta:document-statistic meta:object-count="14"/>
  </office:meta>
</office:document-meta>
</file>